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R-AND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(Rank &gt; 10 AND Rank &lt; 20) OR (Rank &gt; 30 AND Rank &lt; 40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</text:p>
          </table:table-cell>
          <table:table-cell office:value-type="string" calcext:value-type="string">
            <text:p>NOC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Total</text:p>
          </table:table-cell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113" calcext:value-type="float">
            <text:p>113</text:p>
          </table:table-cell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ina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Japan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reat Britain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OC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</table:table-row>
        <table:table-row table:style-name="ro1" table:visibility="filter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ustralia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</table:table-row>
        <table:table-row table:style-name="ro1" table:visibility="filter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etherland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</table:table-row>
        <table:table-row table:style-name="ro1" table:visibility="filter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ranc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</table:table-row>
        <table:table-row table:style-name="ro1" table:visibility="filter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Germany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filter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anada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razil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ew Zealan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ub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Hungar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outh Kore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olan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zech Republic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Keny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orwa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Jamaic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pai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wede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witzerlan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Denmark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roati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Ira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erbi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Belgiu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ulgari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loveni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Uzbekist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Georgi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Chinese Taipe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Turke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Greec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Ugand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Ecuad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Irelan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Qat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Bahama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Kosov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Ukrain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Belar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Romani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Venezuel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Ind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Hong Ko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Philippin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lovak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South Afric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Austr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Egyp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Indones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Ethiop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Portug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Tunis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Eston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Fij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Latv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Thail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Bermu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Morocc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Puerto Ric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olombi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Azerbaij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Dominican Republi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Armeni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Kyrgyzst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Mongol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Argenti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San Mar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Jord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Malaysi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Nigeri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Bahra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Lithuan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Namib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North Macedon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Saudi Arab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Turkmenist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Kazakhsta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 table:visibility="filter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Mexic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Finlan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 table:visibility="filter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Botswan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Burkina Fas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Ghan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Grenad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Ivory Coas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Kuwai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Moldov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Syri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named-expressions>
          <table:named-range table:name="_FilterDatabase" table:base-cell-address="$'OR-AND'.$A$1" table:cell-range-address="$'OR-AND'.$B$3:.$G$96"/>
        </table:named-expressions>
      </table:table>
      <table:table table:name="AND x 3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ank &gt; 10 AND Rank &lt; 20 AND Total &gt;= 2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k</text:p>
          </table:table-cell>
          <table:table-cell office:value-type="string" calcext:value-type="string">
            <text:p>NOC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Total</text:p>
          </table:table-cell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113" calcext:value-type="float">
            <text:p>113</text:p>
          </table:table-cell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ina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Japan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reat Britain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OC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</table:table-row>
        <table:table-row table:style-name="ro1" table:visibility="filter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ustralia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</table:table-row>
        <table:table-row table:style-name="ro1" table:visibility="filter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etherland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</table:table-row>
        <table:table-row table:style-name="ro1" table:visibility="filter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ranc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</table:table-row>
        <table:table-row table:style-name="ro1" table:visibility="filter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Germany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filter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anada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razil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ew Zealan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ub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Hungar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outh Kore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olan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zech Republic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Keny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orwa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Jamaic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pai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wede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witzerlan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Denmark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roati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Ira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erbi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Belgiu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ulgari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loveni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Uzbekist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Georgi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Chinese Taipe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Turke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Greec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Ugand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Ecuad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Irelan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Qat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Bahama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Kosov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Ukrain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Belar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Romani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Venezuel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Ind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Hong Ko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Philippin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lovak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South Afric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Austr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Egyp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Indones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Ethiop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Portug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Tunis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Eston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Fij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Latv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Thail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Bermu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Morocc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Puerto Ric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olombi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Azerbaij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Dominican Republi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Armeni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Kyrgyzst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Mongol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Argenti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San Mar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Jord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Malaysi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Nigeri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Bahra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Lithuan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Namib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North Macedon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Saudi Arab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Turkmenist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Kazakhsta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 table:visibility="filter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Mexic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Finlan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 table:visibility="filter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Botswan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Burkina Fas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Ghan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Grenad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Ivory Coas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Kuwai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Moldov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Syri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named-expressions>
          <table:named-range table:name="_FilterDatabase" table:base-cell-address="$'AND x 3'.$A$1" table:cell-range-address="$'AND x 3'.$B$3:.$G$96"/>
        </table:named-expressions>
      </table:table>
      <table:named-expressions/>
      <table:database-ranges>
        <table:database-range table:name="__Anonymous_Sheet_DB__0" table:target-range-address="'OR-AND'.B3:'OR-AND'.G96" table:display-filter-buttons="true">
          <table:filter>
            <table:filter-or>
              <table:filter-and>
                <table:filter-condition table:data-type="number" table:value="20" table:operator="&lt;" table:field-number="0"/>
                <table:filter-condition table:data-type="number" table:value="10" table:operator="&gt;" table:field-number="0"/>
              </table:filter-and>
              <table:filter-and>
                <table:filter-condition table:data-type="number" table:value="40" table:operator="&lt;" table:field-number="0"/>
                <table:filter-condition table:value="30" table:operator="&gt;" table:field-number="0"/>
              </table:filter-and>
            </table:filter-or>
          </table:filter>
        </table:database-range>
        <table:database-range table:name="__Anonymous_Sheet_DB__1" table:target-range-address="'AND x 3'.B3:'AND x 3'.G96" table:display-filter-buttons="true">
          <table:filter>
            <table:filter-or>
              <table:filter-and>
                <table:filter-condition table:value="20" table:operator="&lt;" table:field-number="0"/>
                <table:filter-condition table:value="10" table:operator="&gt;" table:field-number="0"/>
                <table:filter-condition table:value="20" table:operator="&gt;=" table:field-number="5"/>
              </table:filter-and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JP" style:font-size-asian="10pt" style:language-asian="ja" style:country-asian="JP" style:font-name-complex="DejaVu Sans" style:font-size-complex="10pt" style:language-complex="ar" style:country-complex="LB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ja" style:country-asian="JP" style:font-name-complex="DejaVu Sans" style:font-size-complex="12pt" style:language-complex="ar" style:country-complex="LB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6">00/00/0000</text:date>, <text:time style:data-style-name="N2" text:time-value="18:08:50.9035316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6T18:12:55.179951459</dc:date>
    <meta:editing-duration>PT21M38S</meta:editing-duration>
    <meta:editing-cycles>12</meta:editing-cycles>
    <meta:generator>LibreOfficeDev/25.2.0.0.alpha0$Linux_X86_64 LibreOffice_project/967cf8bb11d0b91b6d4bd8db7c63b7b365ca216e</meta:generator>
    <meta:document-statistic meta:table-count="2" meta:cell-count="1130" meta:object-count="0"/>
  </office:meta>
</office:document-meta>
</file>